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1" svg:font-family="微软雅黑" style:font-adornments="标准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3ff99" draw:fill="none" draw:fill-color="#ffffff" fo:min-height="0.112cm"/>
    </style:style>
    <style:style style:name="gr2" style:family="graphic" style:parent-style-name="standard">
      <style:graphic-properties draw:stroke="none" svg:stroke-color="#33ff99" draw:fill="none" draw:fill-color="#ffffff" fo:min-height="0.55cm"/>
    </style:style>
    <style:style style:name="gr3" style:family="graphic" style:parent-style-name="standard">
      <style:graphic-properties draw:stroke="none" svg:stroke-color="#33ff99" draw:fill="none" draw:fill-color="#ffffff" fo:min-height="33.376cm"/>
    </style:style>
    <style:style style:name="gr4" style:family="graphic" style:parent-style-name="standard">
      <style:graphic-properties draw:stroke="none" svg:stroke-color="#33ff99" draw:fill="none" draw:fill-color="#ffffff" fo:min-height="0.15cm"/>
    </style:style>
    <style:style style:name="gr5" style:family="graphic" style:parent-style-name="standard">
      <style:graphic-properties draw:stroke="none" svg:stroke-color="#33ff99" draw:fill="none" draw:fill-color="#ffffff" fo:min-height="0.212cm"/>
    </style:style>
    <style:style style:name="gr6" style:family="graphic" style:parent-style-name="standard">
      <style:graphic-properties draw:stroke="none" svg:stroke-color="#33ff99" draw:fill="none" draw:fill-color="#ffffff" fo:min-height="0.712cm"/>
    </style:style>
    <style:style style:name="gr7" style:family="graphic" style:parent-style-name="standard">
      <style:graphic-properties draw:stroke="none" svg:stroke-color="#33ff99" draw:fill="none" draw:fill-color="#ffffff" fo:min-height="0cm"/>
    </style:style>
    <style:style style:name="gr8" style:family="graphic" style:parent-style-name="standard">
      <style:graphic-properties draw:stroke="none" svg:stroke-color="#33ff99" draw:fill="none" draw:fill-color="#ffffff" fo:min-height="0.056cm"/>
    </style:style>
    <style:style style:name="gr9" style:family="graphic" style:parent-style-name="standard">
      <style:graphic-properties draw:stroke="none" svg:stroke-color="#33ff99" draw:fill="none" draw:fill-color="#ffffff" fo:min-height="0.012cm"/>
    </style:style>
    <style:style style:name="gr10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33ff99" draw:fill="none" draw:fill-color="#ffffff" fo:min-height="0.475cm"/>
    </style:style>
    <style:style style:name="gr12" style:family="graphic" style:parent-style-name="standard">
      <style:graphic-properties draw:stroke="none" svg:stroke-color="#33ff99" draw:fill="none" draw:fill-color="#ffffff" fo:min-height="0.25cm"/>
    </style:style>
    <style:style style:name="gr13" style:family="graphic" style:parent-style-name="standard">
      <style:graphic-properties draw:stroke="none" svg:stroke-color="#33ff99" draw:fill="none" draw:fill-color="#ffffff" fo:min-height="0.05cm"/>
    </style:style>
    <style:style style:name="P1" style:family="paragraph">
      <style:text-properties fo:color="#00ccff" fo:font-size="12pt" style:font-size-asian="12pt" style:font-size-complex="18pt"/>
    </style:style>
    <style:style style:name="P2" style:family="paragraph">
      <style:text-properties style:use-window-font-color="true" fo:font-size="12pt" style:font-size-asian="12pt" style:font-size-complex="18pt"/>
    </style:style>
    <style:style style:name="P3" style:family="paragraph">
      <style:paragraph-properties fo:text-align="center"/>
      <style:text-properties fo:color="#00ccff" fo:font-size="12pt" style:font-size-asian="12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xml:id="id4" draw:id="id4" draw:layer="layout" svg:width="5.7cm" svg:height="0.725cm" svg:x="9.9cm" svg:y="9.238cm">
          <draw:text-box>
            <text:p text:style-name="P1">M.@_dependencies = []</text:p>
          </draw:text-box>
        </draw:frame>
        <draw:frame draw:style-name="gr2" draw:text-style-name="P1" xml:id="id1" draw:id="id1" draw:layer="layout" svg:width="9.3cm" svg:height="1.28cm" svg:x="10.7cm" svg:y="0.5cm">
          <draw:text-box>
            <text:p text:style-name="P1">使L的单例类拥有了append_features(base)</text:p>
            <text:p text:style-name="P1">L.append_features</text:p>
          </draw:text-box>
        </draw:frame>
        <draw:frame draw:style-name="gr3" draw:text-style-name="P2" draw:layer="layout" svg:width="12.1cm" svg:height="33.626cm" svg:x="0.8cm" svg:y="0.374cm">
          <draw:text-box>
            <text:p text:style-name="P2">require 'active_support'</text:p>
            <text:p text:style-name="P2"/>
            <text:p text:style-name="P2">module L</text:p>
            <text:p text:style-name="P2"><text:s text:c="2"/>extend ActiveSupport::Concern</text:p>
            <text:p text:style-name="P2"/>
            <text:p text:style-name="P2"><text:s text:c="2"/>def l_instance_method</text:p>
            <text:p text:style-name="P2"><text:s text:c="4"/>'l_i'</text:p>
            <text:p text:style-name="P2"><text:s text:c="2"/>end</text:p>
            <text:p text:style-name="P2"/>
            <text:p text:style-name="P2"><text:s text:c="2"/>module ClassMethods</text:p>
            <text:p text:style-name="P2"><text:s text:c="4"/>def l_class_method</text:p>
            <text:p text:style-name="P2"><text:s text:c="6"/>'l_c'</text:p>
            <text:p text:style-name="P2"><text:s text:c="4"/>end</text:p>
            <text:p text:style-name="P2"><text:s text:c="2"/>end</text:p>
            <text:p text:style-name="P2">end</text:p>
            <text:p text:style-name="P2"/>
            <text:p text:style-name="P2">module M</text:p>
            <text:p text:style-name="P2"><text:s text:c="2"/>extend ActiveSupport::Concern</text:p>
            <text:p text:style-name="P2"/>
            <text:p text:style-name="P2"><text:s text:c="2"/>include L</text:p>
            <text:p text:style-name="P2"/>
            <text:p text:style-name="P2"><text:s text:c="2"/>def m_instance_method</text:p>
            <text:p text:style-name="P2"><text:s text:c="4"/>'m_i'</text:p>
            <text:p text:style-name="P2"><text:s text:c="2"/>end</text:p>
            <text:p text:style-name="P2"/>
            <text:p text:style-name="P2"><text:s text:c="2"/>module ClassMethods</text:p>
            <text:p text:style-name="P2"><text:s text:c="4"/>def m_class_method</text:p>
            <text:p text:style-name="P2"><text:s text:c="6"/>'m_c'</text:p>
            <text:p text:style-name="P2"><text:s text:c="4"/>end</text:p>
            <text:p text:style-name="P2"><text:s text:c="2"/>end</text:p>
            <text:p text:style-name="P2">end</text:p>
            <text:p text:style-name="P2"/>
            <text:p text:style-name="P2">module N</text:p>
            <text:p text:style-name="P2"><text:s text:c="2"/>extend ActiveSupport::Concern</text:p>
            <text:p text:style-name="P2"/>
            <text:p text:style-name="P2"><text:s text:c="2"/>include L</text:p>
            <text:p text:style-name="P2"><text:s text:c="2"/>include M</text:p>
            <text:p text:style-name="P2"/>
            <text:p text:style-name="P2"><text:s text:c="2"/>def n_instance_method</text:p>
            <text:p text:style-name="P2"><text:s text:c="4"/>'n_i'</text:p>
            <text:p text:style-name="P2"><text:s text:c="2"/>end</text:p>
            <text:p text:style-name="P2"/>
            <text:p text:style-name="P2"><text:s text:c="2"/>module ClassMethods</text:p>
            <text:p text:style-name="P2"><text:s text:c="4"/>def n_class_method</text:p>
            <text:p text:style-name="P2"><text:s text:c="6"/>'n_c'</text:p>
            <text:p text:style-name="P2"><text:s text:c="4"/>end</text:p>
            <text:p text:style-name="P2"><text:s text:c="2"/>end</text:p>
            <text:p text:style-name="P2">end</text:p>
            <text:p text:style-name="P2"/>
            <text:p text:style-name="P2"/>
            <text:p text:style-name="P2">class D</text:p>
            <text:p text:style-name="P2"><text:s text:c="2"/>include M</text:p>
            <text:p text:style-name="P2"><text:s text:c="2"/>include N</text:p>
            <text:p text:style-name="P2">end</text:p>
            <text:p text:style-name="P2"/>
            <text:p text:style-name="P2">d = D.new</text:p>
            <text:p text:style-name="P2">puts D.l_class_method</text:p>
            <text:p text:style-name="P2">puts d.l_instance_method</text:p>
            <text:p text:style-name="P2">puts D.m_class_method</text:p>
            <text:p text:style-name="P2">puts d.m_instance_method</text:p>
            <text:p text:style-name="P2">puts D.n_class_method</text:p>
            <text:p text:style-name="P2">puts d.n_instance_method</text:p>
            <text:p text:style-name="P2"/>
            <text:p text:style-name="P2">puts L.instance_variable_get(:@_dependencies).join(',')</text:p>
            <text:p text:style-name="P2">puts M.instance_variable_get(:@_dependencies).join(',')</text:p>
            <text:p text:style-name="P2">puts N.instance_variable_get(:@_dependencies).join(',')</text:p>
            <text:p text:style-name="P2"/>
          </draw:text-box>
        </draw:frame>
        <draw:frame draw:style-name="gr4" draw:text-style-name="P1" xml:id="id3" draw:id="id3" draw:layer="layout" svg:width="9.544cm" svg:height="1.28cm" svg:x="9.156cm" svg:y="7.6cm">
          <draw:text-box>
            <text:p text:style-name="P1">使M的单例类拥有了append_features(base)</text:p>
            <text:p text:style-name="P1">M.append_features</text:p>
          </draw:text-box>
        </draw:frame>
        <draw:frame draw:style-name="gr5" draw:text-style-name="P1" xml:id="id7" draw:id="id7" draw:layer="layout" svg:width="5.5cm" svg:height="0.725cm" svg:x="11cm" svg:y="17.338cm">
          <draw:text-box>
            <text:p text:style-name="P1">N.@_dependencies = []</text:p>
          </draw:text-box>
        </draw:frame>
        <draw:frame draw:style-name="gr2" draw:text-style-name="P1" xml:id="id6" draw:id="id6" draw:layer="layout" svg:width="9.3cm" svg:height="1.28cm" svg:x="9.9cm" svg:y="15.2cm">
          <draw:text-box>
            <text:p text:style-name="P1">使N的单例类拥有了append_features(base)</text:p>
            <text:p text:style-name="P1">N.append_features</text:p>
          </draw:text-box>
        </draw:frame>
        <draw:frame draw:style-name="gr6" draw:text-style-name="P1" xml:id="id2" draw:id="id2" draw:layer="layout" svg:width="8.1cm" svg:height="0.962cm" svg:x="11.7cm" svg:y="2.9cm">
          <draw:text-box>
            <text:p text:style-name="P1">L.@_dependencies = []</text:p>
          </draw:text-box>
        </draw:frame>
        <draw:frame draw:style-name="gr7" draw:text-style-name="P1" xml:id="id5" draw:id="id5" draw:layer="layout" svg:width="6cm" svg:height="0.725cm" svg:x="13.8cm" svg:y="10.7cm">
          <draw:text-box>
            <text:p text:style-name="P1">M.@_dependencies &lt;&lt; L</text:p>
          </draw:text-box>
        </draw:frame>
        <draw:frame draw:style-name="gr8" draw:text-style-name="P1" xml:id="id8" draw:id="id8" draw:layer="layout" svg:width="5.9cm" svg:height="0.725cm" svg:x="17.6cm" svg:y="18.1cm">
          <draw:text-box>
            <text:p text:style-name="P1">N.@_dependencies &lt;&lt; L</text:p>
          </draw:text-box>
        </draw:frame>
        <draw:frame draw:style-name="gr9" draw:text-style-name="P1" xml:id="id9" draw:id="id9" draw:layer="layout" svg:width="5.6cm" svg:height="0.725cm" svg:x="16.9cm" svg:y="19.081cm">
          <draw:text-box>
            <text:p text:style-name="P1">N.@_dependencies &lt;&lt; M</text:p>
          </draw:text-box>
        </draw:frame>
        <draw:frame draw:style-name="gr1" draw:text-style-name="P1" xml:id="id10" draw:id="id10" draw:layer="layout" svg:width="5.7cm" svg:height="0.725cm" svg:x="7.1cm" svg:y="22.5cm">
          <draw:text-box>
            <text:p text:style-name="P1">M.@_dependencies.each</text:p>
          </draw:text-box>
        </draw:frame>
        <draw:connector draw:style-name="gr10" draw:text-style-name="P3" draw:layer="layout" draw:type="curve" svg:x1="7.348cm" svg:y1="2.121cm" svg:x2="10.7cm" svg:y2="1.14cm" draw:end-shape="id1" draw:end-glue-point="3" svg:d="M7348 2121c2139 0 463-981 3352-981" svg:viewBox="0 0 3353 982">
          <text:p/>
        </draw:connector>
        <draw:connector draw:style-name="gr10" draw:text-style-name="P3" draw:layer="layout" draw:type="curve" svg:x1="7.41cm" svg:y1="2.388cm" svg:x2="11.7cm" svg:y2="3.381cm" draw:end-shape="id2" draw:end-glue-point="3" svg:d="M7410 2388c2842 0 698 993 4290 993" svg:viewBox="0 0 4291 994">
          <text:p/>
        </draw:connector>
        <draw:connector draw:style-name="gr10" draw:text-style-name="P3" draw:layer="layout" draw:type="curve" svg:x1="7.304cm" svg:y1="8.999cm" svg:x2="9.156cm" svg:y2="8.24cm" draw:end-shape="id3" draw:end-glue-point="3" svg:d="M7304 8999c1014 0 88-759 1852-759" svg:viewBox="0 0 1853 760">
          <text:p/>
        </draw:connector>
        <draw:connector draw:style-name="gr10" draw:text-style-name="P3" draw:layer="layout" draw:type="curve" svg:x1="7.3cm" svg:y1="9.285cm" svg:x2="9.9cm" svg:y2="9.6cm" draw:end-shape="id4" draw:end-glue-point="3" svg:d="M7300 9285c1575 0 275 315 2600 315" svg:viewBox="0 0 2601 316">
          <text:p/>
        </draw:connector>
        <draw:connector draw:style-name="gr10" draw:text-style-name="P3" draw:layer="layout" draw:type="curve" svg:x1="3.213cm" svg:y1="10.21cm" svg:x2="12.75cm" svg:y2="9.963cm" draw:end-shape="id4" draw:end-glue-point="2" svg:d="M3213 10210c0 379 9537 503 9537-247" svg:viewBox="0 0 9538 549">
          <text:p/>
        </draw:connector>
        <draw:connector draw:style-name="gr10" draw:text-style-name="P3" draw:layer="layout" draw:type="curve" svg:x1="12.75cm" svg:y1="9.963cm" svg:x2="13.8cm" svg:y2="11.062cm" draw:start-shape="id4" draw:start-glue-point="2" draw:end-shape="id5" draw:end-glue-point="3" svg:d="M12750 9963c0 733 350 1099 1050 1099" svg:viewBox="0 0 1051 1100">
          <text:p/>
        </draw:connector>
        <draw:connector draw:style-name="gr10" draw:text-style-name="P3" draw:layer="layout" draw:type="curve" svg:x1="7.299cm" svg:y1="16.953cm" svg:x2="9.9cm" svg:y2="15.84cm" draw:end-shape="id6" draw:end-glue-point="3" svg:d="M7299 16953c1576 0 276-1113 2601-1113" svg:viewBox="0 0 2602 1114">
          <text:p/>
        </draw:connector>
        <draw:connector draw:style-name="gr10" draw:text-style-name="P3" draw:layer="layout" draw:type="curve" svg:x1="7.309cm" svg:y1="17.237cm" svg:x2="11cm" svg:y2="17.7cm" draw:end-shape="id7" svg:d="M7309 17237c2394 0 549 463 3691 463" svg:viewBox="0 0 3692 464">
          <text:p/>
        </draw:connector>
        <draw:connector draw:style-name="gr10" draw:text-style-name="P3" draw:layer="layout" draw:type="curve" draw:line-skew="-0.238cm" svg:x1="3.555cm" svg:y1="17.96cm" svg:x2="13.75cm" svg:y2="18.063cm" draw:end-shape="id7" draw:end-glue-point="2" svg:d="M3555 17960c0 547 10195 496 10195 103" svg:viewBox="0 0 10196 405">
          <text:p/>
        </draw:connector>
        <draw:connector draw:style-name="gr10" draw:text-style-name="P3" draw:layer="layout" draw:type="curve" svg:x1="13.75cm" svg:y1="18.063cm" svg:x2="17.6cm" svg:y2="18.462cm" draw:start-shape="id7" draw:start-glue-point="2" draw:end-shape="id8" draw:end-glue-point="3" svg:d="M13750 18063c0 750 1650 625 2407 537s618-138 1443-138" svg:viewBox="0 0 3851 605">
          <text:p/>
        </draw:connector>
        <draw:connector draw:style-name="gr10" draw:text-style-name="P3" draw:layer="layout" draw:type="curve" svg:x1="3.462cm" svg:y1="18.521cm" svg:x2="13.75cm" svg:y2="18.063cm" draw:end-shape="id7" draw:end-glue-point="2" svg:d="M3462 18521c0 63 10288 292 10288-458" svg:viewBox="0 0 10289 541">
          <text:p/>
        </draw:connector>
        <draw:connector draw:style-name="gr10" draw:text-style-name="P3" draw:layer="layout" draw:type="curve" svg:x1="13.75cm" svg:y1="18.063cm" svg:x2="16.9cm" svg:y2="19.443cm" draw:start-shape="id7" draw:start-glue-point="2" draw:end-shape="id9" draw:end-glue-point="3" svg:d="M13750 18063c0 920 1050 1380 3150 1380" svg:viewBox="0 0 3151 1381">
          <text:p/>
        </draw:connector>
        <draw:frame draw:style-name="gr5" draw:text-style-name="P1" xml:id="id11" draw:id="id11" draw:layer="layout" svg:width="2.7cm" svg:height="0.725cm" svg:x="15.3cm" svg:y="21.9cm">
          <draw:text-box>
            <text:p text:style-name="P1">D.inlcude L</text:p>
          </draw:text-box>
        </draw:frame>
        <draw:connector draw:style-name="gr10" draw:text-style-name="P3" draw:layer="layout" draw:type="curve" svg:x1="3.5cm" svg:y1="25.74cm" svg:x2="7.1cm" svg:y2="22.862cm" draw:end-shape="id10" draw:end-glue-point="3" svg:d="M3500 25740c2325 0 525-2878 3600-2878" svg:viewBox="0 0 3601 2879">
          <text:p/>
        </draw:connector>
        <draw:connector draw:style-name="gr10" draw:text-style-name="P3" draw:layer="layout" draw:type="curve" svg:x1="12.8cm" svg:y1="22.862cm" svg:x2="15.3cm" svg:y2="22.262cm" draw:start-shape="id10" draw:start-glue-point="1" draw:end-shape="id11" draw:end-glue-point="3" svg:d="M12800 22862c1875 0 625-600 2500-600" svg:viewBox="0 0 2501 601">
          <text:p/>
        </draw:connector>
        <draw:frame draw:style-name="gr11" draw:text-style-name="P1" xml:id="id12" draw:id="id12" draw:layer="layout" svg:width="5.7cm" svg:height="0.725cm" svg:x="19.9cm" svg:y="21.4cm">
          <draw:text-box>
            <text:p text:style-name="P1">L.@_dependencies.each</text:p>
          </draw:text-box>
        </draw:frame>
        <draw:frame draw:style-name="gr7" draw:text-style-name="P1" xml:id="id13" draw:id="id13" draw:layer="layout" svg:width="9.5cm" svg:height="0.806cm" svg:x="20.1cm" svg:y="22.294cm">
          <draw:text-box>
            <text:p text:style-name="P1">super 常规的append_features – &gt; <text:s/>include <text:s/>L</text:p>
          </draw:text-box>
        </draw:frame>
        <draw:frame draw:style-name="gr7" draw:text-style-name="P1" xml:id="id14" draw:id="id14" draw:layer="layout" svg:width="5.7cm" svg:height="0.725cm" svg:x="20.1cm" svg:y="23.275cm">
          <draw:text-box>
            <text:p text:style-name="P1">D.extend L::ClassMethods </text:p>
          </draw:text-box>
        </draw:frame>
        <draw:connector draw:style-name="gr10" draw:text-style-name="P3" draw:layer="layout" draw:type="curve" svg:x1="18cm" svg:y1="22.262cm" svg:x2="19.9cm" svg:y2="21.762cm" draw:start-shape="id11" draw:start-glue-point="1" draw:end-shape="id12" draw:end-glue-point="3" svg:d="M18000 22262c1425 0 475-500 1900-500" svg:viewBox="0 0 1901 501">
          <text:p/>
        </draw:connector>
        <draw:connector draw:style-name="gr10" draw:text-style-name="P3" draw:layer="layout" draw:type="curve" svg:x1="18cm" svg:y1="22.262cm" svg:x2="20.1cm" svg:y2="22.697cm" draw:start-shape="id11" draw:start-glue-point="1" draw:end-shape="id13" svg:d="M18000 22262c1575 0 525 435 2100 435" svg:viewBox="0 0 2101 436">
          <text:p/>
        </draw:connector>
        <draw:connector draw:style-name="gr10" draw:text-style-name="P3" draw:layer="layout" draw:type="curve" svg:x1="18cm" svg:y1="22.262cm" svg:x2="20.1cm" svg:y2="23.637cm" draw:start-shape="id11" draw:start-glue-point="1" draw:end-shape="id14" draw:end-glue-point="3" svg:d="M18000 22262c1575 0 525 1375 2100 1375" svg:viewBox="0 0 2101 1376">
          <text:p/>
        </draw:connector>
        <draw:frame draw:style-name="gr12" draw:text-style-name="P1" xml:id="id15" draw:id="id15" draw:layer="layout" svg:width="9.4cm" svg:height="0.806cm" svg:x="7.246cm" svg:y="23.337cm">
          <draw:text-box>
            <text:p text:style-name="P1">super 常规的append_features – &gt; include M</text:p>
          </draw:text-box>
        </draw:frame>
        <draw:connector draw:style-name="gr10" draw:text-style-name="P3" draw:layer="layout" draw:type="curve" svg:x1="3.542cm" svg:y1="25.888cm" svg:x2="7.246cm" svg:y2="23.74cm" draw:end-shape="id15" draw:end-glue-point="3" svg:d="M3542 25888c2403 0 551-2148 3704-2148" svg:viewBox="0 0 3705 2149">
          <text:p/>
        </draw:connector>
        <draw:frame draw:style-name="gr13" draw:text-style-name="P1" xml:id="id16" draw:id="id16" draw:layer="layout" svg:width="6.4cm" svg:height="0.725cm" svg:x="7.8cm" svg:y="24.375cm">
          <draw:text-box>
            <text:p text:style-name="P1">D.extend M::ClassMethods </text:p>
          </draw:text-box>
        </draw:frame>
        <draw:connector draw:style-name="gr10" draw:text-style-name="P3" draw:layer="layout" draw:type="curve" svg:x1="3.595cm" svg:y1="25.994cm" svg:x2="7.8cm" svg:y2="24.737cm" draw:end-shape="id16" draw:end-glue-point="3" svg:d="M3595 25994c2779 0 677-1257 4205-1257" svg:viewBox="0 0 4206 1258">
          <text:p/>
        </draw:connector>
        <draw:frame draw:style-name="gr7" draw:text-style-name="P1" xml:id="id17" draw:id="id17" draw:layer="layout" svg:width="5.6cm" svg:height="0.725cm" svg:x="10.246cm" svg:y="27.137cm">
          <draw:text-box>
            <text:p text:style-name="P1">N.@_dependencies.each</text:p>
          </draw:text-box>
        </draw:frame>
        <draw:frame draw:style-name="gr4" draw:text-style-name="P1" xml:id="id18" draw:id="id18" draw:layer="layout" svg:width="3cm" svg:height="0.725cm" svg:x="18cm" svg:y="25.137cm">
          <draw:text-box>
            <text:p text:style-name="P1">D.inlcude L</text:p>
          </draw:text-box>
        </draw:frame>
        <draw:frame draw:style-name="gr1" draw:text-style-name="P1" xml:id="id19" draw:id="id19" draw:layer="layout" svg:width="2.8cm" svg:height="0.725cm" svg:x="18.4cm" svg:y="26.575cm">
          <draw:text-box>
            <text:p text:style-name="P1">D.inlcude M</text:p>
          </draw:text-box>
        </draw:frame>
        <draw:connector draw:style-name="gr10" draw:text-style-name="P3" draw:layer="layout" draw:type="curve" svg:x1="3.29cm" svg:y1="26.493cm" svg:x2="10.246cm" svg:y2="27.499cm" draw:end-shape="id17" draw:end-glue-point="3" svg:d="M3290 26493c4842 0 1364 1006 6956 1006" svg:viewBox="0 0 6957 1007">
          <text:p/>
        </draw:connector>
        <draw:connector draw:style-name="gr10" draw:text-style-name="P3" draw:layer="layout" draw:type="curve" svg:x1="15.846cm" svg:y1="27.499cm" svg:x2="18cm" svg:y2="25.499cm" draw:start-shape="id17" draw:start-glue-point="1" draw:end-shape="id18" draw:end-glue-point="3" svg:d="M15846 27499c1615 0 539-2000 2154-2000" svg:viewBox="0 0 2155 2001">
          <text:p/>
        </draw:connector>
        <draw:connector draw:style-name="gr10" draw:text-style-name="P3" draw:layer="layout" draw:type="curve" svg:x1="15.846cm" svg:y1="27.499cm" svg:x2="18.4cm" svg:y2="26.937cm" draw:start-shape="id17" draw:start-glue-point="1" draw:end-shape="id19" draw:end-glue-point="3" svg:d="M15846 27499c1915 0 639-562 2554-562" svg:viewBox="0 0 2555 563">
          <text:p/>
        </draw:connector>
        <draw:frame draw:style-name="gr11" draw:text-style-name="P1" xml:id="id20" draw:id="id20" draw:layer="layout" svg:width="4.7cm" svg:height="0.725cm" svg:x="22.7cm" svg:y="24.775cm">
          <draw:text-box>
            <text:p text:style-name="P1">return false if D &lt; L</text:p>
          </draw:text-box>
        </draw:frame>
        <draw:frame draw:style-name="gr7" draw:text-style-name="P1" xml:id="id21" draw:id="id21" draw:layer="layout" svg:width="4.7cm" svg:height="0.725cm" svg:x="23cm" svg:y="26.1cm">
          <draw:text-box>
            <text:p text:style-name="P1">return false if D &lt; M</text:p>
          </draw:text-box>
        </draw:frame>
        <draw:connector draw:style-name="gr10" draw:text-style-name="P3" draw:layer="layout" draw:type="curve" svg:x1="21cm" svg:y1="25.499cm" svg:x2="22.7cm" svg:y2="25.137cm" draw:start-shape="id18" draw:start-glue-point="1" draw:end-shape="id20" draw:end-glue-point="3" svg:d="M21000 25499c1275 0 425-362 1700-362" svg:viewBox="0 0 1701 363">
          <text:p/>
        </draw:connector>
        <draw:connector draw:style-name="gr10" draw:text-style-name="P3" draw:layer="layout" draw:type="curve" svg:x1="21.2cm" svg:y1="26.937cm" svg:x2="23cm" svg:y2="26.462cm" draw:start-shape="id19" draw:start-glue-point="1" draw:end-shape="id21" draw:end-glue-point="3" svg:d="M21200 26937c1350 0 450-475 1800-475" svg:viewBox="0 0 1801 476">
          <text:p/>
        </draw:connector>
        <draw:frame draw:style-name="gr7" draw:text-style-name="P1" xml:id="id22" draw:id="id22" draw:layer="layout" svg:width="10cm" svg:height="0.806cm" svg:x="9cm" svg:y="28cm">
          <draw:text-box>
            <text:p text:style-name="P1">super 常规的append_features – &gt; <text:s/>include <text:s/>N</text:p>
          </draw:text-box>
        </draw:frame>
        <draw:connector draw:style-name="gr10" draw:text-style-name="P3" draw:layer="layout" draw:type="curve" draw:line-skew="-0.281cm" svg:x1="3.366cm" svg:y1="26.682cm" svg:x2="9cm" svg:y2="28.403cm" draw:end-shape="id22" draw:end-glue-point="3" svg:d="M3366 26682c3429 0 612 1721 5634 1721" svg:viewBox="0 0 5635 1722">
          <text:p/>
        </draw:connector>
        <draw:frame draw:style-name="gr7" draw:text-style-name="P1" xml:id="id23" draw:id="id23" draw:layer="layout" svg:width="6.2cm" svg:height="0.725cm" svg:x="11.2cm" svg:y="28.875cm">
          <draw:text-box>
            <text:p text:style-name="P1">D.extend N::ClassMethods </text:p>
          </draw:text-box>
        </draw:frame>
        <draw:connector draw:style-name="gr10" draw:text-style-name="P3" draw:layer="layout" draw:type="curve" draw:line-skew="-1.059cm" svg:x1="3.422cm" svg:y1="26.889cm" svg:x2="11.2cm" svg:y2="29.237cm" draw:end-shape="id23" draw:end-glue-point="3" svg:d="M3422 26889c3870 0-19 2348 7778 2348" svg:viewBox="0 0 7779 23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1" svg:font-family="微软雅黑" style:font-adornments="标准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83cm" fo:margin-bottom="0.139cm" fo:margin-left="0.321cm" fo:margin-right="0.204cm" fo:page-width="30cm" fo:page-height="3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21:42:45.528000000</meta:creation-date>
    <dc:date>2015-06-05T23:15:23.688000000</dc:date>
    <meta:editing-duration>PT1H9M12S</meta:editing-duration>
    <meta:editing-cycles>11</meta:editing-cycles>
    <meta:generator>LibreOffice/4.2.6.2$Windows_x86 LibreOffice_project/185f2ce4dcc34af9bd97dec29e6d42c39557298f</meta:generator>
    <meta:document-statistic meta:object-count="50"/>
  </office:meta>
</office:document-meta>
</file>